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o_20_independiente_20_2">
      <style:text-properties fo:language="en" fo:country="US"/>
    </style:style>
    <style:style style:name="P2" style:family="paragraph" style:parent-style-name="Text_20_body_20_indent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language="en" fo:country="US"/>
    </style:style>
    <style:style style:name="P3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text-properties fo:font-size="11pt" fo:language="es" fo:country="ES" style:font-size-asian="11pt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ES" style:font-size-asian="11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1pt" fo:language="es" fo:country="ES" style:font-size-asian="11pt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padding-left="0.0555in" fo:padding-right="0.0555in" fo:padding-top="0in" fo:padding-bottom="0in" fo:border="0.51pt solid #000000"/>
      <style:text-properties fo:font-size="9pt" fo:language="en" fo:country="US" style:font-size-asian="9pt"/>
    </style:style>
    <style:style style:name="P12" style:family="paragraph" style:parent-style-name="Standard">
      <style:paragraph-properties fo:padding-left="0.0555in" fo:padding-right="0.0555in" fo:padding-top="0.0138in" fo:padding-bottom="0.0138in" fo:border="0.51pt solid #000000"/>
      <style:text-properties fo:color="#000000" fo:font-size="11pt" fo:language="es" fo:country="ES" style:font-size-asian="11pt"/>
    </style:style>
    <style:style style:name="P13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style:font-size-asian="9pt"/>
    </style:style>
    <style:style style:name="P14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5" style:family="paragraph" style:parent-style-name="Text_20_body">
      <style:paragraph-properties fo:margin-left="0in" fo:margin-right="0in" fo:text-indent="0.4917in" style:auto-text-indent="false"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6" style:family="paragraph" style:parent-style-name="Standard" style:list-style-name="WW8Num3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7" style:family="paragraph" style:parent-style-name="Standard" style:list-style-name="WW8Num3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8" style:family="paragraph" style:parent-style-name="Heading_20_1" style:master-page-name="Standard">
      <style:paragraph-properties fo:margin-left="0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19" style:family="paragraph" style:parent-style-name="Heading_20_1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20" style:family="paragraph" style:parent-style-name="Text_20_body_20_indent" style:list-style-name="WW8Num2"/>
    <style:style style:name="P21" style:family="paragraph" style:parent-style-name="Text_20_body_20_indent" style:list-style-name="WW8Num2">
      <style:paragraph-properties>
        <style:tab-stops>
          <style:tab-stop style:position="1.148in"/>
        </style:tab-stops>
      </style:paragraph-properties>
      <style:text-properties fo:language="en" fo:country="US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9" text:outline-level="1">Técnicas Avanzadas de Programación. <text:s/>Diciembre <text:s/>2014</text:h>
      <text:p text:style-name="P7"/>
      <text:p text:style-name="P7">1. Dado el siguiente código en Java:</text:p>
      <text:p text:style-name="P14">interface A { public void a();} <text:s/></text:p>
      <text:p text:style-name="P14">interface B {public void b(); public void e(); }</text:p>
      <text:p text:style-name="P14">class C {public void c(){System.out.println(“BBAA”); }}</text:p>
      <text:p text:style-name="P14">class D implements A,B{ </text:p>
      <text:p text:style-name="P15">public void a(){System.out.println(“BBAA”);} </text:p>
      <text:p text:style-name="P15">public void b(){System.out.println(“BBBB”); }</text:p>
      <text:p text:style-name="P15">public void e(){System.out.println(“DDEE”); }</text:p>
      <text:p text:style-name="P15">}</text:p>
      <text:p text:style-name="P14">class E extends C implements A { public void e(){System.out.println(“EEEE”); }</text:p>
      <text:p text:style-name="P14"/>
      <text:p text:style-name="P14">1<text:tab/>A a = new E();</text:p>
      <text:p text:style-name="P14">2<text:tab/>B b = new D();</text:p>
      <text:p text:style-name="P14">3<text:tab/>C c = new E();</text:p>
      <text:p text:style-name="P14">4<text:tab/>B b2 = c;</text:p>
      <text:p text:style-name="P14">5<text:tab/>A a1 = (A) b; </text:p>
      <text:p text:style-name="P14">6<text:tab/>a.a();</text:p>
      <text:p text:style-name="P14">7<text:tab/>b.b()</text:p>
      <text:p text:style-name="P14">8<text:tab/>c.c();</text:p>
      <text:p text:style-name="P14">9<text:tab/>c.e();</text:p>
      <text:p text:style-name="P14">10<text:tab/>B list[] = new B[3];</text:p>
      <text:p text:style-name="P13">11<text:tab/>list[0] = new C();</text:p>
      <text:p text:style-name="P13">12<text:tab/>list[1] = new D();</text:p>
      <text:p text:style-name="P13">13<text:tab/>list[2] = new E();</text:p>
      <text:p text:style-name="P14">14<text:tab/>for (B elem:list)</text:p>
      <text:p text:style-name="P13">15<text:tab/><text:tab/>elem.e();</text:p>
      <text:p text:style-name="P3"/>
      <text:list xml:id="list1993772443" text:style-name="WW8Num3">
        <text:list-item>
          <text:p text:style-name="P16">Señala los errores en tiempo de compilación y ejecución. Muestra la salida del programa si eliminas los errores.</text:p>
        </text:list-item>
        <text:list-item>
          <text:p text:style-name="P17">Cambia la linea 10 por una lista de Objects y muestra los cambios. Muestra el código que ha cambiado incluyendo Castings.</text:p>
        </text:list-item>
        <text:list-item>
          <text:p text:style-name="P17">Explica que pasaría si el lenguaje fuera tipado dinámico.</text:p>
        </text:list-item>
      </text:list>
      <text:p text:style-name="P7"/>
      <text:p text:style-name="P7"/>
      <text:p text:style-name="P7"/>
      <text:p text:style-name="P7">2. Responde a las siguientes preguntas:</text:p>
      <text:p text:style-name="P9">a) Explica la diferencia entre herencia múltiple con traits en Groovy e interfaces en Java. </text:p>
      <text:p text:style-name="P9">b) <text:s/>Explica en que consiste la métrica Cyclomatic Complexity.</text:p>
      <text:p text:style-name="P9">c) Explica los conceptos de introspección e intercesión con ejemplos simples en Groovy.</text:p>
      <text:p text:style-name="P9">d) En qué consiste el “bad smell” denominado “type test” y como se repara.</text:p>
      <text:p text:style-name="P9"/>
      <text:p text:style-name="P9"/>
      <text:p text:style-name="P10"/>
      <text:p text:style-name="P4"/>
      <text:p text:style-name="P5">3. <text:span text:style-name="T1">Dado el siguiente código:</text:span></text:p>
      <text:p text:style-name="P6"/>
      <text:p text:style-name="P11">def aprueba(op,f,list,acc) {</text:p>
      <text:p text:style-name="P11"><text:s text:c="4"/>list?aprueba(op,f,list.tail(),op(acc,f(list.first()))):acc</text:p>
      <text:p text:style-name="P11">}</text:p>
      <text:p text:style-name="P11"><text:s text:c="9"/></text:p>
      <text:p text:style-name="P8"/>
      <text:list xml:id="list1664138055" text:style-name="WW8Num2">
        <text:list-item>
          <text:p text:style-name="P20">Explica que hace esta función y enumera el tipo de sus parámetros. <text:s/>Justifica <text:s/>si es de alto orden y pon un ejemplo de su uso con diferentes tipos de datos. </text:p>
        </text:list-item>
        <text:list-item>
          <text:p text:style-name="P20">Incluye también un ejemplo de parametrización parcial y justifica su tipo de recursividad.</text:p>
        </text:list-item>
        <text:list-item>
          <text:p text:style-name="P21">Implementa la función con el otro tipo de recursividad. </text:p>
        </text:list-item>
      </text:list>
      <text:p text:style-name="P2"/>
      <text:p text:style-name="P1"/>
      <text:p text:style-name="P1"/>
      <text:p text:style-name="P12">Puntuación: <text:s/><text:span text:style-name="T2">1</text:span>. 3 <text:s/><text:span text:style-name="T2">2.</text:span> 4 <text:s/><text:span text:style-name="T2">3.</text:span> 3 <text:s text:c="3"/></text:p>
      <text:p text:style-name="P12">Tiempo: 2 horas</text:p>
      <text:p text:style-name="P12">Entrevistas + Revisión de Examen: <text:s/>Ver Moodle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es" fo:country="ES" style:font-size-complex="10pt"/>
    </style:style>
    <style:style style:name="Encabezado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text-properties fo:font-size="11pt" style:font-size-asian="11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text-indent="0.4917in" style:auto-text-indent="false"/>
      <style:text-properties fo:font-size="11pt" fo:language="es" fo:country="ES" style:font-size-asian="11pt"/>
    </style:style>
    <style:style style:name="HTML_20_con_20_formato_20_previo" style:display-name="HTML con formato previo" style:family="paragraph" style:parent-style-name="Standard">
      <style:paragraph-properties fo:background-color="#ffff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Texto_20_no_20_proporcional" style:display-name="Texto no proporcional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48in" fo:text-indent="-0.6563in" fo:margin-left="1.1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.1799in" fo:margin-bottom="1.1799in" fo:margin-left="0.9799in" fo:margin-right="0.9799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de Lenguajes de Programación</dc:title>
    <meta:initial-creator>pedro</meta:initial-creator>
    <meta:creation-date>2008-01-21T10:21:00</meta:creation-date>
    <dc:date>2014-12-18T09:36:56</dc:date>
    <meta:print-date>2007-12-14T12:38:00</meta:print-date>
    <meta:editing-cycles>15</meta:editing-cycles>
    <meta:editing-duration>P23DT22H26M37S</meta:editing-duration>
    <meta:generator>LibreOffice/3.5$Linux_X86_64 LibreOffice_project/350m1$Build-2</meta:generator>
    <dc:creator>Pedro </dc:creator>
    <meta:document-statistic meta:table-count="0" meta:image-count="0" meta:object-count="0" meta:page-count="1" meta:paragraph-count="45" meta:word-count="315" meta:character-count="1868" meta:non-whitespace-character-count="1568"/>
    <meta:user-defined meta:name="Info 1"/>
    <meta:user-defined meta:name="Info 2"/>
    <meta:user-defined meta:name="Info 3"/>
    <meta:user-defined meta:name="Info 4"/>
  </office:meta>
</office:document-meta>
</file>